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2.0508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66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e6e6ff"/>
    </style:style>
    <style:style style:name="ce7" style:family="table-cell" style:parent-style-name="Default" style:data-style-name="N2">
      <style:table-cell-properties fo:background-color="#e6e6ff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background-color="#e6e6ff"/>
    </style:style>
    <style:style style:name="ce9" style:family="table-cell" style:parent-style-name="Default">
      <style:text-properties fo:color="#0033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33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cfe7f5"/>
    </style:style>
    <style:style style:name="ce15" style:family="table-cell" style:parent-style-name="Default">
      <style:text-properties fo:color="#c5000b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669933"/>
    </style:style>
    <style:style style:name="ce21" style:family="table-cell" style:parent-style-name="Default">
      <style:table-cell-properties fo:background-color="#669933"/>
      <style:text-properties style:use-window-font-color="true"/>
    </style:style>
    <style:style style:name="ce22" style:family="table-cell" style:parent-style-name="Default" style:data-style-name="N129"/>
    <style:style style:name="ce2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color="#c5000b" fo:font-weight="bold" style:font-weight-asian="bold" style:font-weight-complex="bold"/>
    </style:style>
    <style:style style:name="ce25" style:family="table-cell" style:parent-style-name="Default">
      <style:text-properties fo:color="#336633" fo:font-weight="bold" style:font-weight-asian="bold" style:font-weight-complex="bold"/>
    </style:style>
    <style:style style:name="ce26" style:family="table-cell" style:parent-style-name="Default">
      <style:text-properties fo:color="#336633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fo:background-color="#e6e6ff"/>
      <style:text-properties fo:color="#336633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6e6ff"/>
      <style:text-properties fo:color="#c5000b" fo:font-weight="bold" style:font-weight-asian="bold" style:font-weight-complex="bold"/>
    </style:style>
    <style:style style:name="ce31" style:family="table-cell" style:parent-style-name="Default">
      <style:text-properties fo:color="#336633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fo:color="#3366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3">
          <table:table-cell table:style-name="ce1"/>
          <table:table-cell table:number-columns-repeated="4"/>
          <table:table-cell table:style-name="ce1"/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office:value-type="string" calcext:value-type="string">
            <text:p>******** <text:s/>Notar que quando há uma histeres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3076" calcext:value-type="float">
            <text:p>3076</text:p>
          </table:table-cell>
          <table:table-cell office:value-type="float" office:value="78" calcext:value-type="float">
            <text:p>78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18" table:formula="of:=2*[.C17]/[.B17]" office:value-type="float" office:value="6.99090909090909" calcext:value-type="float" table:number-columns-spanned="1" table:number-rows-spanned="4">
            <text:p>6.9909090909</text:p>
          </table:table-cell>
          <table:table-cell table:style-name="ce19" table:formula="of:=2*[.D17]/[.B17]" office:value-type="float" office:value="0.177272727272727" calcext:value-type="float" table:number-columns-spanned="1" table:number-rows-spanned="4">
            <text:p>0.177</text:p>
          </table:table-cell>
          <table:table-cell table:formula="of:=[.$J$17]-[.I17]" office:value-type="float" office:value="-26.1843093309991" calcext:value-type="float">
            <text:p>-26.184309331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17]+[.L17]" office:value-type="float" office:value="-13.2299093309991" calcext:value-type="float">
            <text:p>-13.229909331</text:p>
          </table:table-cell>
          <table:table-cell table:formula="of:=[.O17]-[.L17]" office:value-type="float" office:value="39.1387093309991" calcext:value-type="float">
            <text:p>39.138709331</text:p>
          </table:table-cell>
          <table:table-cell table:style-name="ce22" table:formula="of:=[.$K$17]+[.P17]" office:value-type="float" office:value="0.748322727272727" calcext:value-type="float">
            <text:p>0.748</text:p>
          </table:table-cell>
          <table:table-cell/>
          <table:table-cell table:style-name="ce27" office:value-type="string" calcext:value-type="string">
            <text:p>Lim-inf e Lim-sup tratam-se agora dos limites em qu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17]-[.I18]" office:value-type="float" office:value="-9.59670012004502" calcext:value-type="float">
            <text:p>-9.59670012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5.71570012004502" calcext:value-type="float">
            <text:p>-5.71570012</text:p>
          </table:table-cell>
          <table:table-cell table:formula="of:=[.O18]-[.L18]" office:value-type="float" office:value="13.477700120045" calcext:value-type="float">
            <text:p>13.47770012</text:p>
          </table:table-cell>
          <table:table-cell table:style-name="ce22" table:formula="of:=[.$K$17]+[.P18]" office:value-type="float" office:value="0.348272727272727" calcext:value-type="float">
            <text:p>0.348</text:p>
          </table:table-cell>
          <table:table-cell/>
          <table:table-cell table:style-name="ce27" office:value-type="string" calcext:value-type="string">
            <text:p>a histerese ocorre. De facto, tanto para a curva linear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17]-[.I19]" office:value-type="float" office:value="-3.21685042352421" calcext:value-type="float">
            <text:p>-3.2168504235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3.86814957647579" calcext:value-type="float">
            <text:p>3.8681495765</text:p>
          </table:table-cell>
          <table:table-cell table:formula="of:=[.O19]-[.L19]" office:value-type="float" office:value="10.3018504235242" calcext:value-type="float">
            <text:p>10.3018504235</text:p>
          </table:table-cell>
          <table:table-cell table:style-name="ce22" table:formula="of:=[.$K$17]+[.P19]" office:value-type="float" office:value="0.831272727272727" calcext:value-type="float">
            <text:p>0.831</text:p>
          </table:table-cell>
          <table:table-cell/>
          <table:table-cell table:style-name="ce27" office:value-type="string" calcext:value-type="string">
            <text:p>como para a de histerese, estes limites correspondem 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17]-[.I20]" office:value-type="float" office:value="0.355865406527448" calcext:value-type="float">
            <text:p>0.3558654065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41413459347255" calcext:value-type="float">
            <text:p>9.4141345935</text:p>
          </table:table-cell>
          <table:table-cell table:formula="of:=[.O20]+[.L20]" office:value-type="float" office:value="10.1258654065274" calcext:value-type="float">
            <text:p>10.1258654065</text:p>
          </table:table-cell>
          <table:table-cell table:style-name="ce22" table:formula="of:=[.$K$17]+[.P20]" office:value-type="float" office:value="0.872272727272727" calcext:value-type="float">
            <text:p>0.872</text:p>
          </table:table-cell>
          <table:table-cell/>
          <table:table-cell table:style-name="ce27" office:value-type="string" calcext:value-type="string">
            <text:p>a Hsat!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16"/>
          <table:table-cell table:style-name="ce27" office:value-type="string" calcext:value-type="string">
            <text:p>**********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81908106629384" calcext:value-type="float">
            <text:p>0.0381908107</text:p>
          </table:table-cell>
          <table:table-cell table:formula="of:=[.G25]^2*[.$K$17]" office:value-type="float" office:value="0.000258559012475473" calcext:value-type="float">
            <text:p>0.000258559</text:p>
          </table:table-cell>
          <table:table-cell table:style-name="ce1" table:formula="of:=[.G26]/[.G25]" office:value-type="float" office:value="2.72847009945709" calcext:value-type="float">
            <text:p>2.7284700995</text:p>
          </table:table-cell>
          <table:table-cell table:style-name="ce1" table:formula="of:=[.H26]/[.G25]+[.G26]/[.G25]^2*[.H25]" office:value-type="float" office:value="0.0688732642280871" calcext:value-type="float">
            <text:p>0.0688732642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26]/[.M25]" office:value-type="float" office:value="1.97619047619048" calcext:value-type="float">
            <text:p>1.9761904762</text:p>
          </table:table-cell>
          <table:table-cell table:style-name="ce1" table:formula="of:=[.N26]/[.M25]+[.M26]/[.M25]^2*[.N2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25]" office:value-type="float" office:value="2.72847009945709" calcext:value-type="float">
            <text:p>2.7284700995</text:p>
          </table:table-cell>
          <table:table-cell table:style-name="ce3" table:formula="of:=[.J25]" office:value-type="float" office:value="0.0688732642280871" calcext:value-type="float">
            <text:p>0.0688732642</text:p>
          </table:table-cell>
          <table:table-cell table:style-name="ce3" table:formula="of:=[.O25]" office:value-type="float" office:value="1.97619047619048" calcext:value-type="float">
            <text:p>1.9761904762</text:p>
          </table:table-cell>
          <table:table-cell table:style-name="ce3" table:formula="of:=[.P2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4202484967855" calcext:value-type="float">
            <text:p>0.104202485</text:p>
          </table:table-cell>
          <table:table-cell table:formula="of:=[.G26]^2*[.$K$17]" office:value-type="float" office:value="0.00192485525938892" calcext:value-type="float">
            <text:p>0.001924855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27]" office:value-type="float" office:value="2.98325966599696" calcext:value-type="float">
            <text:p>2.983259666</text:p>
          </table:table-cell>
          <table:table-cell table:style-name="ce3" table:formula="of:=[.J27]" office:value-type="float" office:value="0.219507658566588" calcext:value-type="float">
            <text:p>0.2195076586</text:p>
          </table:table-cell>
          <table:table-cell table:style-name="ce3" table:formula="of:=[.O27]" office:value-type="float" office:value="1.72289156626506" calcext:value-type="float">
            <text:p>1.7228915663</text:p>
          </table:table-cell>
          <table:table-cell table:style-name="ce3" table:formula="of:=[.P2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310863070501256" calcext:value-type="float">
            <text:p>0.3108630705</text:p>
          </table:table-cell>
          <table:table-cell table:formula="of:=[.G27]^2*[.$K$17]" office:value-type="float" office:value="0.0171309004338967" calcext:value-type="float">
            <text:p>0.0171309004</text:p>
          </table:table-cell>
          <table:table-cell table:style-name="ce1" table:formula="of:=[.G27]/[.G26]" office:value-type="float" office:value="2.98325966599696" calcext:value-type="float">
            <text:p>2.983259666</text:p>
          </table:table-cell>
          <table:table-cell table:style-name="ce1" table:formula="of:=[.H27]/[.G26]+[.G27]/[.G26]^2*[.H26]" office:value-type="float" office:value="0.219507658566588" calcext:value-type="float">
            <text:p>0.2195076586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27]/[.M26]" office:value-type="float" office:value="1.72289156626506" calcext:value-type="float">
            <text:p>1.7228915663</text:p>
          </table:table-cell>
          <table:table-cell table:style-name="ce1" table:formula="of:=[.N27]/[.M26]+[.M27]/[.M26]^2*[.N2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2">
          <table:table-cell table:number-columns-repeated="17"/>
          <table:table-cell table:style-name="ce15" office:value-type="string" calcext:value-type="string">
            <text:p>Rácios não coerentes dentro do erro experimental</text:p>
          </table:table-cell>
          <table:table-cell table:number-columns-repeated="9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2ª Abordagem – Utilizar dados fornecidos pelos docentes e efectuar médias ponderadas pela espessura de cada camada FM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number-columns-repeated="8"/>
        </table:table-row>
        <table:table-row table:style-name="ro1">
          <table:table-cell/>
          <table:table-cell table:formula="of:=(880*4+2*110)/6" office:value-type="float" office:value="623.333333333333" calcext:value-type="float">
            <text:p>623.3333333333</text:p>
          </table:table-cell>
          <table:table-cell table:formula="of:=[.B53]" office:value-type="float" office:value="3483.33333333333" calcext:value-type="float">
            <text:p>3483.3333333333</text:p>
          </table:table-cell>
          <table:table-cell table:style-name="ce11" office:value-type="string" calcext:value-type="string">
            <text:p>-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37]/[.G37]" office:value-type="float" office:value="0.0376991118430775" calcext:value-type="float">
            <text:p>0.0376991118</text:p>
          </table:table-cell>
          <table:table-cell table:formula="of:=[.H37]*[.$B$37]" office:value-type="float" office:value="23.4991130488517" calcext:value-type="float">
            <text:p>23.4991130489</text:p>
          </table:table-cell>
          <table:table-cell table:style-name="ce18" table:formula="of:=2*[.C37]/[.B37]" office:value-type="float" office:value="11.1764705882353" calcext:value-type="float" table:number-columns-spanned="1" table:number-rows-spanned="4">
            <text:p>11.1764705882</text:p>
          </table:table-cell>
          <table:table-cell table:style-name="ce19" office:value-type="string" calcext:value-type="string" table:number-columns-spanned="1" table:number-rows-spanned="4">
            <text:p>-</text:p>
          </table:table-cell>
          <table:table-cell table:formula="of:=[.$J$37]-[.I37]" office:value-type="float" office:value="-12.3226424606164" calcext:value-type="float">
            <text:p>-12.3226424606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37]+[.L37]" office:value-type="float" office:value="0.631757539383624" calcext:value-type="float">
            <text:p>0.6317575394</text:p>
          </table:table-cell>
          <table:table-cell table:formula="of:=[.O37]-[.L37]" office:value-type="float" office:value="25.2770424606164" calcext:value-type="float">
            <text:p>25.2770424606</text:p>
          </table:table-cell>
          <table:table-cell table:style-name="ce22" table:formula="of:=[.P37]" office:value-type="float" office:value="0.57105" calcext:value-type="float">
            <text:p>0.5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37]/[.G38]" office:value-type="float" office:value="0.0188495559215388" calcext:value-type="float">
            <text:p>0.0188495559</text:p>
          </table:table-cell>
          <table:table-cell table:formula="of:=[.H38]*[.$B$37]" office:value-type="float" office:value="11.7495565244258" calcext:value-type="float">
            <text:p>11.74955652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37]-[.I38]" office:value-type="float" office:value="-0.573085936190546" calcext:value-type="float">
            <text:p>-0.5730859362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38]+[.L38]" office:value-type="float" office:value="3.30791406380945" calcext:value-type="float">
            <text:p>3.3079140638</text:p>
          </table:table-cell>
          <table:table-cell table:formula="of:=[.O38]-[.L38]" office:value-type="float" office:value="4.45408593619055" calcext:value-type="float">
            <text:p>4.4540859362</text:p>
          </table:table-cell>
          <table:table-cell table:style-name="ce22" table:formula="of:=[.P38]" office:value-type="float" office:value="0.171" calcext:value-type="float">
            <text:p>0.1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37]/[.G39]" office:value-type="float" office:value="0.0115997267209469" calcext:value-type="float">
            <text:p>0.0115997267</text:p>
          </table:table-cell>
          <table:table-cell table:formula="of:=[.H39]*[.$B$37]" office:value-type="float" office:value="7.23049632272359" calcext:value-type="float">
            <text:p>7.2304963227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37]-[.I39]" office:value-type="float" office:value="3.9459742655117" calcext:value-type="float">
            <text:p>3.945974265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39]-[.L39]" office:value-type="float" office:value="3.1390257344883" calcext:value-type="float">
            <text:p>3.1390257345</text:p>
          </table:table-cell>
          <table:table-cell table:formula="of:=[.O39]+[.L39]" office:value-type="float" office:value="11.0309742655117" calcext:value-type="float">
            <text:p>11.0309742655</text:p>
          </table:table-cell>
          <table:table-cell table:style-name="ce22" table:formula="of:=[.P39]" office:value-type="float" office:value="0.654" calcext:value-type="float">
            <text:p>0.6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37]/[.G40]" office:value-type="float" office:value="0.0075398223686155" calcext:value-type="float">
            <text:p>0.0075398224</text:p>
          </table:table-cell>
          <table:table-cell table:formula="of:=[.H40]*[.$B$37]" office:value-type="float" office:value="4.69982260977033" calcext:value-type="float">
            <text:p>4.6998226098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37]-[.I40]" office:value-type="float" office:value="6.47664797846495" calcext:value-type="float">
            <text:p>6.476647978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40]-[.L40]" office:value-type="float" office:value="3.29335202153505" calcext:value-type="float">
            <text:p>3.2933520215</text:p>
          </table:table-cell>
          <table:table-cell table:formula="of:=[.O40]+[.L40]" office:value-type="float" office:value="16.246647978465" calcext:value-type="float">
            <text:p>16.2466479785</text:p>
          </table:table-cell>
          <table:table-cell table:style-name="ce22" table:formula="of:=[.P40]" office:value-type="float" office:value="0.695" calcext:value-type="float">
            <text:p>0.69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2">Valores fornecidos</text:span> 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style-name="ce3" table:number-columns-repeated="4"/>
          <table:table-cell table:number-columns-repeated="23"/>
        </table:table-row>
        <table:table-row table:style-name="ro2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M sat (emu/cm^3)</text:p>
          </table:table-cell>
          <table:table-cell table:style-name="ce2" office:value-type="string" calcext:value-type="string">
            <text:p>Hk (Oe)</text:p>
          </table:table-cell>
          <table:table-cell table:style-name="ce3" office:value-type="string" calcext:value-type="string">
            <text:p>t (n<text:span text:style-name="T3">m)</text:span>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style-name="ce3" office:value-type="string" calcext:value-type="string">
            <text:p>Ni80Fe2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V3 – 2</text:p>
          </table:table-cell>
          <table:table-cell table:formula="of:=1/([.I37]-[.$J$37])" office:value-type="float" office:value="0.0811514253696833" calcext:value-type="float">
            <text:p>0.0811514254</text:p>
          </table:table-cell>
          <table:table-cell table:style-name="ce11" office:value-type="string" calcext:value-type="string">
            <text:p>-</text:p>
          </table:table-cell>
          <table:table-cell table:style-name="ce1" table:formula="of:=[.G46]/[.G45]" office:value-type="float" office:value="21.502259403761" calcext:value-type="float">
            <text:p>21.5022594038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46]/[.M45]" office:value-type="float" office:value="1.97619047619048" calcext:value-type="float">
            <text:p>1.9761904762</text:p>
          </table:table-cell>
          <table:table-cell table:style-name="ce1" table:formula="of:=[.N46]/[.M45]+[.M46]/[.M45]^2*[.N4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0" table:formula="of:=[.I45]" office:value-type="float" office:value="21.502259403761" calcext:value-type="float">
            <office:annotation draw:style-name="gr1" draw:text-style-name="P1" svg:width="1.1413in" svg:height="0.7012in" svg:x="27.0429in" svg:y="7.585in" draw:caption-point-x="-0.2402in" draw:caption-point-y="0.6575in">
              <dc:date>2016-05-07T00:00:00</dc:date>
              <text:p text:style-name="P1"><text:span text:style-name="T1">Rácios completamente incoerentes com os experimentais</text:span></text:p>
            </office:annotation>
            <text:p>21.5022594038</text:p>
          </table:table-cell>
          <table:table-cell table:style-name="ce3" table:formula="of:=[.J45]" office:value-type="string" office:string-value="-" calcext:value-type="string">
            <text:p>-</text:p>
          </table:table-cell>
          <table:table-cell table:style-name="ce3" table:formula="of:=[.O45]" office:value-type="float" office:value="1.97619047619048" calcext:value-type="float">
            <text:p>1.9761904762</text:p>
          </table:table-cell>
          <table:table-cell table:style-name="ce3" table:formula="of:=[.P4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44]*[.D44]+[.B45]*[.D45])/([.D44]+[.D45])" office:value-type="float" office:value="623.333333333333" calcext:value-type="float">
            <text:p>623.33</text:p>
          </table:table-cell>
          <table:table-cell table:style-name="ce7" table:formula="of:=([.C44]*[.D44]+[.C45]*[.D45])/([.D44]+[.D45])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SV3 – 4</text:p>
          </table:table-cell>
          <table:table-cell table:formula="of:=1/([.I38]-[.$J$37])" office:value-type="float" office:value="1.74493899928388" calcext:value-type="float">
            <text:p>1.7449389993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0" table:formula="of:=[.I47]" office:value-type="string" office:string-value="-" calcext:value-type="string">
            <text:p>-</text:p>
          </table:table-cell>
          <table:table-cell table:style-name="ce3" table:formula="of:=[.J47]" office:value-type="string" office:string-value="-" calcext:value-type="string">
            <text:p>-</text:p>
          </table:table-cell>
          <table:table-cell table:style-name="ce3" table:formula="of:=[.O47]" office:value-type="float" office:value="1.72289156626506" calcext:value-type="float">
            <text:p>1.7228915663</text:p>
          </table:table-cell>
          <table:table-cell table:style-name="ce3" table:formula="of:=[.P4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47]/[.M46]" office:value-type="float" office:value="1.72289156626506" calcext:value-type="float">
            <text:p>1.7228915663</text:p>
          </table:table-cell>
          <table:table-cell table:style-name="ce1" table:formula="of:=[.N47]/[.M46]+[.M47]/[.M46]^2*[.N4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Com base nos valores fornecidos, obtém-se: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Ni80Fe20</text:p>
          </table:table-cell>
          <table:table-cell table:style-name="ce3" table:formula="of:=[.B44]*[.C44]/2" office:value-type="float" office:value="4400" calcext:value-type="float">
            <text:p>4400</text:p>
          </table:table-cell>
          <table:table-cell table:number-columns-repeated="3"/>
          <table:table-cell table:style-name="ce15" office:value-type="string" calcext:value-type="string">
            <text:p>Resultados bastante piores do que na abordagem anterior – perfil de curvas linear/histerese discrepante das curvas obtidas experimentalmente e rácios entre declives fortemente discrepantes dos experimentai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table:formula="of:=[.B45]*[.C45]/2" office:value-type="float" office:value="1650" calcext:value-type="float">
            <text:p>165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51]*[.D44]+[.D45]*[.B52])/([.D44]+[.D45])" office:value-type="float" office:value="3483.33333333333" calcext:value-type="float">
            <text:p>3483.33</text:p>
          </table:table-cell>
          <table:table-cell table:number-columns-repeated="25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3ª Abordagem – Considerar para Ku a média ponderada entre o Ku obtido experimentalmente para o Ni80Fe20 e o Ku fornecido para Co80Fe20. Considerar Msat a maior dos 2 materiais – 880emu/cm^3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[.C69]" office:value-type="float" office:value="2600.66666666667" calcext:value-type="float">
            <text:p>2600.6666666667</text:p>
          </table:table-cell>
          <table:table-cell table:formula="of:=[.D69]" office:value-type="float" office:value="52" calcext:value-type="float">
            <text:p>52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G62]" office:value-type="float" office:value="0.0376991118430775" calcext:value-type="float">
            <text:p>0.0376991118</text:p>
          </table:table-cell>
          <table:table-cell table:formula="of:=[.H62]*[.$B$62]" office:value-type="float" office:value="33.1752184219082" calcext:value-type="float">
            <text:p>33.1752184219</text:p>
          </table:table-cell>
          <table:table-cell table:style-name="ce18" table:formula="of:=2*[.C62]/[.B62]" office:value-type="float" office:value="5.91060606060606" calcext:value-type="float" table:number-columns-spanned="1" table:number-rows-spanned="4">
            <text:p>5.9106060606</text:p>
          </table:table-cell>
          <table:table-cell table:style-name="ce19" table:formula="of:=2*[.D62]/[.B62]" office:value-type="float" office:value="0.118181818181818" calcext:value-type="float" table:number-columns-spanned="1" table:number-rows-spanned="4">
            <text:p>0.118</text:p>
          </table:table-cell>
          <table:table-cell table:formula="of:=[.$J$62]-[.I62]" office:value-type="float" office:value="-27.2646123613022" calcext:value-type="float">
            <text:p>-27.2646123613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62]+[.L62]" office:value-type="float" office:value="-14.3102123613022" calcext:value-type="float">
            <text:p>-14.3102123613</text:p>
          </table:table-cell>
          <table:table-cell table:formula="of:=[.O62]-[.L62]" office:value-type="float" office:value="40.2190123613022" calcext:value-type="float">
            <text:p>40.2190123613</text:p>
          </table:table-cell>
          <table:table-cell table:style-name="ce22" table:formula="of:=[.$K$62]+[.P62]" office:value-type="float" office:value="0.689231818181818" calcext:value-type="float">
            <text:p>0.689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G63]" office:value-type="float" office:value="0.0188495559215388" calcext:value-type="float">
            <text:p>0.0188495559</text:p>
          </table:table-cell>
          <table:table-cell table:formula="of:=[.H63]*[.$B$62]" office:value-type="float" office:value="16.5876092109541" calcext:value-type="float">
            <text:p>16.58760921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I63]" office:value-type="float" office:value="-10.6770031503481" calcext:value-type="float">
            <text:p>-10.6770031503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63]+[.L63]" office:value-type="float" office:value="-6.79600315034805" calcext:value-type="float">
            <text:p>-6.7960031503</text:p>
          </table:table-cell>
          <table:table-cell table:formula="of:=[.O63]-[.L63]" office:value-type="float" office:value="14.558003150348" calcext:value-type="float">
            <text:p>14.5580031503</text:p>
          </table:table-cell>
          <table:table-cell table:style-name="ce22" table:formula="of:=[.$K$62]+[.P63]" office:value-type="float" office:value="0.289181818181818" calcext:value-type="float">
            <text:p>0.289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G64]" office:value-type="float" office:value="0.0115997267209469" calcext:value-type="float">
            <text:p>0.0115997267</text:p>
          </table:table-cell>
          <table:table-cell table:formula="of:=[.H64]*[.$B$62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I64]" office:value-type="float" office:value="-4.29715345382724" calcext:value-type="float">
            <text:p>-4.2971534538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64]+[.L64]" office:value-type="float" office:value="2.78784654617276" calcext:value-type="float">
            <text:p>2.7878465462</text:p>
          </table:table-cell>
          <table:table-cell table:formula="of:=[.O64]-[.L64]" office:value-type="float" office:value="11.3821534538272" calcext:value-type="float">
            <text:p>11.3821534538</text:p>
          </table:table-cell>
          <table:table-cell table:style-name="ce22" table:formula="of:=[.$K$62]+[.P64]" office:value-type="float" office:value="0.772181818181818" calcext:value-type="float">
            <text:p>0.772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G65]" office:value-type="float" office:value="0.0075398223686155" calcext:value-type="float">
            <text:p>0.0075398224</text:p>
          </table:table-cell>
          <table:table-cell table:formula="of:=[.H65]*[.$B$62]" office:value-type="float" office:value="6.63504368438164" calcext:value-type="float">
            <text:p>6.63504368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I65]" office:value-type="float" office:value="-0.724437623775583" calcext:value-type="float">
            <text:p>-0.7244376238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?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65]+[.L65]" office:value-type="float" office:value="9.04556237622442" calcext:value-type="float">
            <text:p>9.0455623762</text:p>
          </table:table-cell>
          <table:table-cell table:formula="of:=[.O65]-[.L65]" office:value-type="float" office:value="10.4944376237756" calcext:value-type="float">
            <text:p>10.4944376238</text:p>
          </table:table-cell>
          <table:table-cell table:style-name="ce22" table:formula="of:=[.$K$62]+[.P65]" office:value-type="float" office:value="0.813181818181818" calcext:value-type="float">
            <text:p>0.813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style-name="ce12" office:value-type="string" calcext:value-type="string">
            <text:p>e Ku exp(erg/cm^3)</text:p>
          </table:table-cell>
          <table:table-cell table:number-columns-repeated="12"/>
          <table:table-cell table:style-name="ce27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i80Fe20</text:p>
          </table:table-cell>
          <table:table-cell table:style-name="ce3" office:value-type="float" office:value="3076" calcext:value-type="float">
            <text:p>3076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23"/>
        </table:table-row>
        <table:table-row table:style-name="ro2">
          <table:table-cell/>
          <table:table-cell table:style-name="ce3" office:value-type="string" calcext:value-type="string">
            <text:p>Co80Fe20</text:p>
          </table:table-cell>
          <table:table-cell table:style-name="ce3" office:value-type="float" office:value="1650" calcext:value-type="float">
            <text:p>1650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Média ponderada (com t)</text:p>
          </table:table-cell>
          <table:table-cell table:style-name="ce8" table:formula="of:=(4*[.C67]+2*[.C68])/6" office:value-type="float" office:value="2600.66666666667" calcext:value-type="float">
            <text:p>2601</text:p>
          </table:table-cell>
          <table:table-cell table:style-name="ce14" table:formula="of:=4*[.D67]/6" office:value-type="float" office:value="52" calcext:value-type="float">
            <text:p>52.00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62]-[.$J$62])" office:value-type="float" office:value="0.0366775799614647" calcext:value-type="float">
            <text:p>0.03667758</text:p>
          </table:table-cell>
          <table:table-cell table:formula="of:=[.G70]^2*[.$K$62]" office:value-type="float" office:value="0.000158983484852594" calcext:value-type="float">
            <text:p>0.0001589835</text:p>
          </table:table-cell>
          <table:table-cell table:style-name="ce1" table:formula="of:=[.G71]/[.G70]" office:value-type="float" office:value="2.55358287127726" calcext:value-type="float">
            <text:p>2.5535828713</text:p>
          </table:table-cell>
          <table:table-cell table:style-name="ce1" table:formula="of:=[.H71]/[.G70]+[.G71]/[.G70]^2*[.H70]" office:value-type="float" office:value="0.0393339665516182" calcext:value-type="float">
            <text:p>0.0393339666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71]/[.M70]" office:value-type="float" office:value="1.97619047619048" calcext:value-type="float">
            <text:p>1.9761904762</text:p>
          </table:table-cell>
          <table:table-cell table:style-name="ce1" table:formula="of:=[.N71]/[.M70]+[.M71]/[.M70]^2*[.N70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70]" office:value-type="float" office:value="2.55358287127726" calcext:value-type="float">
            <text:p>2.5535828713</text:p>
          </table:table-cell>
          <table:table-cell table:style-name="ce3" table:formula="of:=[.J70]" office:value-type="float" office:value="0.0393339665516182" calcext:value-type="float">
            <text:p>0.0393339666</text:p>
          </table:table-cell>
          <table:table-cell table:style-name="ce3" table:formula="of:=[.O70]" office:value-type="float" office:value="1.97619047619048" calcext:value-type="float">
            <text:p>1.9761904762</text:p>
          </table:table-cell>
          <table:table-cell table:style-name="ce3" table:formula="of:=[.P70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63]-[.$J$62])" office:value-type="float" office:value="0.0936592399494985" calcext:value-type="float">
            <text:p>0.0936592399</text:p>
          </table:table-cell>
          <table:table-cell table:formula="of:=[.G71]^2*[.$K$62]" office:value-type="float" office:value="0.00103669719966301" calcext:value-type="float">
            <text:p>0.0010366972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72]" office:value-type="float" office:value="2.48466880810101" calcext:value-type="float">
            <text:p>2.4846688081</text:p>
          </table:table-cell>
          <table:table-cell table:style-name="ce3" table:formula="of:=[.J72]" office:value-type="float" office:value="0.0958365811060475" calcext:value-type="float">
            <text:p>0.0958365811</text:p>
          </table:table-cell>
          <table:table-cell table:style-name="ce3" table:formula="of:=[.O72]" office:value-type="float" office:value="1.72289156626506" calcext:value-type="float">
            <text:p>1.7228915663</text:p>
          </table:table-cell>
          <table:table-cell table:style-name="ce3" table:formula="of:=[.P72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64]-[.$J$62])" office:value-type="float" office:value="0.232712192092967" calcext:value-type="float">
            <text:p>0.2327121921</text:p>
          </table:table-cell>
          <table:table-cell table:formula="of:=[.G72]^2*[.$K$62]" office:value-type="float" office:value="0.00640013215030255" calcext:value-type="float">
            <text:p>0.0064001322</text:p>
          </table:table-cell>
          <table:table-cell table:style-name="ce1" table:formula="of:=[.G72]/[.G71]" office:value-type="float" office:value="2.48466880810101" calcext:value-type="float">
            <text:p>2.4846688081</text:p>
          </table:table-cell>
          <table:table-cell table:style-name="ce1" table:formula="of:=[.H72]/[.G71]+[.G72]/[.G71]^2*[.H71]" office:value-type="float" office:value="0.0958365811060475" calcext:value-type="float">
            <text:p>0.095836581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72]/[.M71]" office:value-type="float" office:value="1.72289156626506" calcext:value-type="float">
            <text:p>1.7228915663</text:p>
          </table:table-cell>
          <table:table-cell table:style-name="ce1" table:formula="of:=[.N72]/[.M71]+[.M72]/[.M71]^2*[.N71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4ª Abordagem – Fixar Ku como sendo a média ponderada entre o Ku obtido experimentalmente para o Ni80Fe20 e o Ku fornecido para Co80Fe20. Estimar Msat com base nas sensibilidades obtidas experimentalmente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3">
          <table:table-cell/>
          <table:table-cell table:style-name="ce4" office:value-type="string" calcext:value-type="string">
            <text:p>A expressão para Msat possui uma derivada muito acentuada, sendo que um mínimo desvio nos parâmetros resulta numa grande variação em Msat. O objectivo desta análise é </text:p>
          </table:table-cell>
          <table:table-cell table:style-name="ce4" table:number-columns-repeated="9"/>
          <table:table-cell table:number-columns-repeated="16"/>
        </table:table-row>
        <table:table-row table:style-name="ro4">
          <table:table-cell/>
          <table:table-cell table:style-name="ce4" office:value-type="string" calcext:value-type="string">
            <text:p>variar os valores das sensibilidades obtidos experimentalmente de um <text:span text:style-name="T3">ε de forma a obter valores para Msat obtidos pelos diferentes rácios experimentais entre as sensibilidades</text:span></text:p>
          </table:table-cell>
          <table:table-cell table:style-name="ce4" table:number-columns-repeated="9"/>
          <table:table-cell table:number-columns-repeated="16"/>
        </table:table-row>
        <table:table-row table:style-name="ro3">
          <table:table-cell/>
          <table:table-cell table:style-name="ce4" office:value-type="string" calcext:value-type="string">
            <text:p>coerentes dentro do erro.</text:p>
          </table:table-cell>
          <table:table-cell table:style-name="ce4" table:number-columns-repeated="9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Utilizando os valores obtidos experimentalmente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office:value-type="string" calcext:value-type="string">
            <text:p>Msat (emu/cm^3)</text:p>
          </table:table-cell>
          <table:table-cell office:value-type="string" calcext:value-type="string">
            <text:p>e Msat (emu/cm^3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87]/[.E87]" office:value-type="float" office:value="0.0376991118430775" calcext:value-type="float">
            <text:p>0.0376991118</text:p>
          </table:table-cell>
          <table:table-cell office:value-type="float" office:value="0.042" calcext:value-type="float">
            <text:p>0.042</text:p>
          </table:table-cell>
          <table:table-cell table:style-name="ce1" office:value-type="string" calcext:value-type="string">
            <text:p>R24</text:p>
          </table:table-cell>
          <table:table-cell table:formula="of:=[.G87]/[.G88]" office:value-type="float" office:value="0.506024096385542" calcext:value-type="float">
            <text:p>0.5060240964</text:p>
          </table:table-cell>
          <table:table-cell table:formula="of:=(3076*4+1650*2)/6" office:value-type="float" office:value="2600.66666666667" calcext:value-type="float">
            <text:p>2600.6666666667</text:p>
          </table:table-cell>
          <table:table-cell table:formula="of:=4*78/6" office:value-type="float" office:value="52" calcext:value-type="float">
            <text:p>52</text:p>
          </table:table-cell>
          <table:table-cell table:formula="of:=SQRT(2*[.$J$87]*(1-[.I87])/([.F88]-[.F87]*[.I87])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87]/[.E88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88]/[.G89]" office:value-type="float" office:value="0.584507042253521" calcext:value-type="float">
            <text:p>0.5845070423</text:p>
          </table:table-cell>
          <table:table-cell table:number-columns-repeated="2"/>
          <table:table-cell table:formula="of:=SQRT(2*[.$J$87]*(1-[.I88])/([.F89]-[.F88]*[.I88]))" office:value-type="float" office:value="1926.93487097404" calcext:value-type="float">
            <text:p>1926.934870974</text:p>
          </table:table-cell>
          <table:table-cell table:formula="of:=[.L88]/[.$J$87]/2*[.$K$87]" office:value-type="float" office:value="19.2644091176589" calcext:value-type="float">
            <text:p>19.26440911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87]/[.E89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87]/[.G89]" office:value-type="float" office:value="0.295774647887324" calcext:value-type="float">
            <text:p>0.2957746479</text:p>
          </table:table-cell>
          <table:table-cell table:number-columns-repeated="2"/>
          <table:table-cell table:formula="of:=SQRT(2*[.$J$87]*(1-[.I89])/([.F89]-[.F87]*[.I89]))" office:value-type="float" office:value="2855.30246217884" calcext:value-type="float">
            <text:p>2855.3024621789</text:p>
          </table:table-cell>
          <table:table-cell table:formula="of:=[.L89]/[.$J$87]/2*[.$K$87]" office:value-type="float" office:value="28.5457052101961" calcext:value-type="float">
            <text:p>28.5457052102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Variando as sensibilidades independentemente, encontra-se uma configuração com valores coerentes de Msat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table:style-name="ce21" office:value-type="string" calcext:value-type="string">
            <text:p>Msat (emu/cm^3)</text:p>
          </table:table-cell>
          <table:table-cell table:style-name="ce21" office:value-type="string" calcext:value-type="string">
            <text:p>e Msat (emu/cm^3)</text:p>
          </table:table-cell>
          <table:table-cell table:style-name="ce25" office:value-type="string" calcext:value-type="string">
            <text:p>Obtém-se um valor para Msat bastante 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93]/[.E93]" office:value-type="float" office:value="0.0376991118430775" calcext:value-type="float">
            <text:p>0.0376991118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R24</text:p>
          </table:table-cell>
          <table:table-cell table:formula="of:=[.G93]/[.G94]" office:value-type="float" office:value="0.481927710843373" calcext:value-type="float">
            <text:p>0.4819277108</text:p>
          </table:table-cell>
          <table:table-cell table:formula="of:=(3076*4+1650*2)/6" office:value-type="float" office:value="2600.66666666667" calcext:value-type="float">
            <text:p>2600.6666666667</text:p>
          </table:table-cell>
          <table:table-cell table:formula="of:=4*78/6" office:value-type="float" office:value="52" calcext:value-type="float">
            <text:p>52</text:p>
          </table:table-cell>
          <table:table-cell table:style-name="ce21" table:formula="of:=SQRT(2*[.$J$93]*(1-[.I93])/([.F94]-[.F93]*[.I93]))" office:value-type="float" office:value="1988.75086867085" calcext:value-type="float">
            <text:p>1988.7508686709</text:p>
          </table:table-cell>
          <table:table-cell table:style-name="ce21" table:formula="of:=[.L93]/[.$J$93]/2*[.$K$93]" office:value-type="float" office:value="19.8824106327002" calcext:value-type="float">
            <text:p>19.8824106327</text:p>
          </table:table-cell>
          <table:table-cell table:style-name="ce25" office:value-type="string" calcext:value-type="string">
            <text:p>acima do fornecido pelos docentes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93]/[.E94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94]/[.G95]" office:value-type="float" office:value="0.584507042253521" calcext:value-type="float">
            <text:p>0.5845070423</text:p>
          </table:table-cell>
          <table:table-cell table:number-columns-repeated="2"/>
          <table:table-cell table:style-name="ce21" table:formula="of:=SQRT(2*[.$J$93]*(1-[.I94])/([.F95]-[.F94]*[.I94]))" office:value-type="float" office:value="1926.93487097404" calcext:value-type="float">
            <text:p>1926.934870974</text:p>
          </table:table-cell>
          <table:table-cell table:style-name="ce21" table:formula="of:=[.L94]/[.$J$93]/2*[.$K$93]" office:value-type="float" office:value="19.2644091176589" calcext:value-type="float">
            <text:p>19.26440911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93]/[.E95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93]/[.G95]" office:value-type="float" office:value="0.28169014084507" calcext:value-type="float">
            <text:p>0.2816901408</text:p>
          </table:table-cell>
          <table:table-cell table:number-columns-repeated="2"/>
          <table:table-cell table:style-name="ce21" table:formula="of:=SQRT(2*[.$J$93]*(1-[.I95])/([.F95]-[.F93]*[.I95]))" office:value-type="float" office:value="1952.28369617999" calcext:value-type="float">
            <text:p>1952.28369618</text:p>
          </table:table-cell>
          <table:table-cell table:style-name="ce21" table:formula="of:=[.L95]/[.$J$93]/2*[.$K$93]" office:value-type="float" office:value="19.5178323893924" calcext:value-type="float">
            <text:p>19.517832389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0" office:value-type="string" calcext:value-type="string">
            <text:p>Msat med (emu/cm^3)</text:p>
          </table:table-cell>
          <table:table-cell table:style-name="ce21" table:formula="of:=([.L93]+[.L94]+[.L95])/3" office:value-type="float" office:value="1955.98981194163" calcext:value-type="float">
            <text:p>1955.9898119416</text:p>
          </table:table-cell>
          <table:table-cell table:style-name="ce21" table:formula="of:=([.M93]+[.M94]+[.M95])/3" office:value-type="float" office:value="19.5548840465838" calcext:value-type="float">
            <text:p>19.5548840466</text:p>
          </table:table-cell>
          <table:table-cell table:number-columns-repeated="2"/>
          <table:table-cell table:style-name="ce26" office:value-type="string" calcext:value-type="string">
            <text:p>Obtém-se que a curva da estrutura SV4-D é linear, </text:p>
          </table:table-cell>
          <table:table-cell table:style-name="ce26" table:number-columns-repeated="2"/>
          <table:table-cell table:number-columns-repeated="9"/>
        </table:table-row>
        <table:table-row table:style-name="ro1">
          <table:table-cell table:number-columns-repeated="15"/>
          <table:table-cell table:style-name="ce26" office:value-type="string" calcext:value-type="string">
            <text:p>ao contrário do que os gráficos obtidos aparentam sugerir.</text:p>
          </table:table-cell>
          <table:table-cell table:style-name="ce26" table:number-columns-repeated="2"/>
          <table:table-cell table:style-name="ce25" office:value-type="string" calcext:value-type="string">
            <text:p>Obtém-se regiões muito maiores, o que indica maiores Hsat. Este resultado</text:p>
          </table:table-cell>
          <table:table-cell table:style-name="ce25" table:number-columns-repeated="3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 calcext:value-type="string">
            <text:p>Utilizando o valor de Msat estimado para verificar se os resultados têm sentido físico </text:p>
          </table:table-cell>
          <table:table-cell table:number-columns-repeated="12"/>
          <table:table-cell table:style-name="ce26" office:value-type="string" calcext:value-type="string">
            <text:p>Possível explicação é o comportamento não linear da curva </text:p>
          </table:table-cell>
          <table:table-cell table:style-name="ce26" table:number-columns-repeated="2"/>
          <table:table-cell table:style-name="ce25" office:value-type="string" calcext:value-type="string">
            <text:p>pode ir de encontro ao facto da saturação não ocorrer imediatamente 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15"/>
          <table:table-cell table:style-name="ce26" office:value-type="string" calcext:value-type="string">
            <text:p>se dever a defeitos na estrutura e não à histerese</text:p>
          </table:table-cell>
          <table:table-cell table:style-name="ce26" table:number-columns-repeated="2"/>
          <table:table-cell table:style-name="ce25" office:value-type="string" calcext:value-type="string">
            <text:p>após deixar de haver linearidade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e 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955.98981194163" calcext:value-type="float">
            <text:p>1955.9898119416</text:p>
          </table:table-cell>
          <table:table-cell table:formula="of:=(3076*4+1650*2)/6" office:value-type="float" office:value="2600.66666666667" calcext:value-type="float">
            <text:p>2600.6666666667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F$101]/[.H101]" office:value-type="float" office:value="0.0376991118430775" calcext:value-type="float">
            <text:p>0.0376991118</text:p>
          </table:table-cell>
          <table:table-cell table:formula="of:=[.I101]*[.$C$101]" office:value-type="float" office:value="73.7390786843076" calcext:value-type="float">
            <text:p>73.7390786843</text:p>
          </table:table-cell>
          <table:table-cell table:formula="of:=[.I101]*[.$C$103]" office:value-type="float" office:value="1.21696354025175" calcext:value-type="float">
            <text:p>1.2169635403</text:p>
          </table:table-cell>
          <table:table-cell table:style-name="ce18" table:formula="of:=2*[.D101]/[.C101]" office:value-type="float" office:value="2.65918222149132" calcext:value-type="float" table:number-columns-spanned="1" table:number-rows-spanned="4">
            <text:p>2.6591822215</text:p>
          </table:table-cell>
          <table:table-cell table:style-name="ce19" table:formula="of:=2*[.E101]/[.C101]+2*[.D101]/[.C101]^2*[.C103]" office:value-type="float" office:value="0.130457882769591" calcext:value-type="float" table:number-columns-spanned="1" table:number-rows-spanned="4">
            <text:p>0.130</text:p>
          </table:table-cell>
          <table:table-cell table:formula="of:=[.$J$62]-[.J101]" office:value-type="float" office:value="-67.8284726237016" calcext:value-type="float">
            <text:p>-67.8284726237</text:p>
          </table:table-cell>
          <table:table-cell table:style-name="ce22" table:formula="of:=[.$M$101]+[.K101]" office:value-type="float" office:value="1.34742142302134" calcext:value-type="float">
            <text:p>1.34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Q101]+[.N101]" office:value-type="float" office:value="-54.8740726237016" calcext:value-type="float">
            <text:p>-54.8740726237</text:p>
          </table:table-cell>
          <table:table-cell table:formula="of:=[.Q101]-[.N101]" office:value-type="float" office:value="80.7828726237016" calcext:value-type="float">
            <text:p>80.7828726237</text:p>
          </table:table-cell>
          <table:table-cell table:style-name="ce22" table:formula="of:=[.O101]+[.R101]" office:value-type="float" office:value="1.91847142302134" calcext:value-type="float">
            <text:p>1.918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Msat (emu/cm^3)</text:p>
          </table:table-cell>
          <table:table-cell table:number-columns-repeated="3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F$101]/[.H102]" office:value-type="float" office:value="0.0188495559215388" calcext:value-type="float">
            <text:p>0.0188495559</text:p>
          </table:table-cell>
          <table:table-cell table:formula="of:=[.I102]*[.$C$101]" office:value-type="float" office:value="36.8695393421538" calcext:value-type="float">
            <text:p>36.8695393422</text:p>
          </table:table-cell>
          <table:table-cell table:formula="of:=[.I102]*[.$C$103]" office:value-type="float" office:value="0.608481770125876" calcext:value-type="float">
            <text:p>0.608481770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J102]" office:value-type="float" office:value="-30.9589332815478" calcext:value-type="float">
            <text:p>-30.9589332815</text:p>
          </table:table-cell>
          <table:table-cell table:style-name="ce22" table:formula="of:=[.$M$101]+[.K102]" office:value-type="float" office:value="0.738939652895467" calcext:value-type="float">
            <text:p>0.73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Q102]+[.N102]" office:value-type="float" office:value="-27.0779332815478" calcext:value-type="float">
            <text:p>-27.0779332815</text:p>
          </table:table-cell>
          <table:table-cell table:formula="of:=[.Q102]-[.N102]" office:value-type="float" office:value="34.8399332815478" calcext:value-type="float">
            <text:p>34.8399332815</text:p>
          </table:table-cell>
          <table:table-cell table:style-name="ce22" table:formula="of:=[.O102]+[.R102]" office:value-type="float" office:value="0.909939652895467" calcext:value-type="float">
            <text:p>0.91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2.2809604989465" calcext:value-type="float">
            <text:p>32.2809604989</text:p>
          </table:table-cell>
          <table:table-cell table:number-columns-repeated="3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F$101]/[.H103]" office:value-type="float" office:value="0.0115997267209469" calcext:value-type="float">
            <text:p>0.0115997267</text:p>
          </table:table-cell>
          <table:table-cell table:formula="of:=[.I103]*[.$C$101]" office:value-type="float" office:value="22.6889472874793" calcext:value-type="float">
            <text:p>22.6889472875</text:p>
          </table:table-cell>
          <table:table-cell table:formula="of:=[.I103]*[.$C$103]" office:value-type="float" office:value="0.374450320077462" calcext:value-type="float">
            <text:p>0.374450320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J103]" office:value-type="float" office:value="-16.7783412268732" calcext:value-type="float">
            <text:p>-16.7783412269</text:p>
          </table:table-cell>
          <table:table-cell table:style-name="ce22" table:formula="of:=[.$M$101]+[.K103]" office:value-type="float" office:value="0.504908202847053" calcext:value-type="float">
            <text:p>0.505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Q103]+[.N103]" office:value-type="float" office:value="-9.69334122687321" calcext:value-type="float">
            <text:p>-9.6933412269</text:p>
          </table:table-cell>
          <table:table-cell table:formula="of:=[.Q103]-[.N103]" office:value-type="float" office:value="23.8633412268732" calcext:value-type="float">
            <text:p>23.8633412269</text:p>
          </table:table-cell>
          <table:table-cell table:style-name="ce22" table:formula="of:=[.O103]+[.R103]" office:value-type="float" office:value="1.15890820284705" calcext:value-type="float">
            <text:p>1.159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F$101]/[.H104]" office:value-type="float" office:value="0.0075398223686155" calcext:value-type="float">
            <text:p>0.0075398224</text:p>
          </table:table-cell>
          <table:table-cell table:formula="of:=[.I104]*[.$C$101]" office:value-type="float" office:value="14.7478157368615" calcext:value-type="float">
            <text:p>14.7478157369</text:p>
          </table:table-cell>
          <table:table-cell table:formula="of:=[.I104]*[.$C$103]" office:value-type="float" office:value="0.24339270805035" calcext:value-type="float">
            <text:p>0.243392708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J104]" office:value-type="float" office:value="-8.83720967625547" calcext:value-type="float">
            <text:p>-8.8372096763</text:p>
          </table:table-cell>
          <table:table-cell table:style-name="ce22" table:formula="of:=[.$M$101]+[.K104]" office:value-type="float" office:value="0.373850590819941" calcext:value-type="float">
            <text:p>0.374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Q104]+[.N104]" office:value-type="float" office:value="0.932790323744534" calcext:value-type="float">
            <text:p>0.9327903237</text:p>
          </table:table-cell>
          <table:table-cell table:formula="of:=[.Q104]-[.N104]" office:value-type="float" office:value="18.6072096762555" calcext:value-type="float">
            <text:p>18.6072096763</text:p>
          </table:table-cell>
          <table:table-cell table:style-name="ce22" table:formula="of:=[.O104]+[.R104]" office:value-type="float" office:value="1.06885059081994" calcext:value-type="float">
            <text:p>1.069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27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6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2</text:p>
          </table:table-cell>
          <table:table-cell table:formula="of:=1/([.J101]-[.$L$101])" office:value-type="float" office:value="0.0140686755294182" calcext:value-type="float">
            <text:p>0.0140686755</text:p>
          </table:table-cell>
          <table:table-cell table:formula="of:=[.H109]^2*[.O101]" office:value-type="float" office:value="0.000266691930422138" calcext:value-type="float">
            <text:p>0.0002666919</text:p>
          </table:table-cell>
          <table:table-cell table:style-name="ce1" table:formula="of:=[.H110]/[.H109]" office:value-type="float" office:value="2.07773032629014" calcext:value-type="float">
            <text:p>2.0777303263</text:p>
          </table:table-cell>
          <table:table-cell table:style-name="ce1" table:formula="of:=[.I110]/[.H109]+[.H110]/[.H109]^2*[.I109]" office:value-type="float" office:value="0.0842650878788821" calcext:value-type="float">
            <text:p>0.0842650879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N110]/[.N109]" office:value-type="float" office:value="1.97619047619048" calcext:value-type="float">
            <text:p>1.9761904762</text:p>
          </table:table-cell>
          <table:table-cell table:style-name="ce1" table:formula="of:=[.O110]/[.N109]+[.N110]/[.N109]^2*[.O109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J109]" office:value-type="float" office:value="2.07773032629014" calcext:value-type="float">
            <text:p>2.0777303263</text:p>
          </table:table-cell>
          <table:table-cell table:style-name="ce3" table:formula="of:=[.K109]" office:value-type="float" office:value="0.0842650878788821" calcext:value-type="float">
            <text:p>0.0842650879</text:p>
          </table:table-cell>
          <table:table-cell table:style-name="ce3" table:formula="of:=[.P109]" office:value-type="float" office:value="1.97619047619048" calcext:value-type="float">
            <text:p>1.9761904762</text:p>
          </table:table-cell>
          <table:table-cell table:style-name="ce3" table:formula="of:=[.Q109]" office:value-type="float" office:value="0.189342403628118" calcext:value-type="float">
            <text:p>0.18934240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4</text:p>
          </table:table-cell>
          <table:table-cell table:formula="of:=1/([.J102]-[.$L$101])" office:value-type="float" office:value="0.0292309137982081" calcext:value-type="float">
            <text:p>0.0292309138</text:p>
          </table:table-cell>
          <table:table-cell table:formula="of:=[.H110]^2*[.O102]" office:value-type="float" office:value="0.000631384268210963" calcext:value-type="float">
            <text:p>0.000631384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J111]" office:value-type="float" office:value="1.70797595518253" calcext:value-type="float">
            <text:p>1.7079759552</text:p>
          </table:table-cell>
          <table:table-cell table:style-name="ce3" table:formula="of:=[.K111]" office:value-type="float" office:value="0.0799465554217511" calcext:value-type="float">
            <text:p>0.0799465554</text:p>
          </table:table-cell>
          <table:table-cell table:style-name="ce3" table:formula="of:=[.P111]" office:value-type="float" office:value="1.72289156626506" calcext:value-type="float">
            <text:p>1.7228915663</text:p>
          </table:table-cell>
          <table:table-cell table:style-name="ce3" table:formula="of:=[.Q111]" office:value-type="float" office:value="0.227609232109159" calcext:value-type="float">
            <text:p>0.227609232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B</text:p>
          </table:table-cell>
          <table:table-cell table:formula="of:=1/([.J103]-[.$L$101])" office:value-type="float" office:value="0.0499256979153528" calcext:value-type="float">
            <text:p>0.0499256979</text:p>
          </table:table-cell>
          <table:table-cell table:formula="of:=[.H111]^2*[.O103]" office:value-type="float" office:value="0.00125852172141203" calcext:value-type="float">
            <text:p>0.0012585217</text:p>
          </table:table-cell>
          <table:table-cell table:style-name="ce1" table:formula="of:=[.H111]/[.H110]" office:value-type="float" office:value="1.70797595518253" calcext:value-type="float">
            <text:p>1.7079759552</text:p>
          </table:table-cell>
          <table:table-cell table:style-name="ce1" table:formula="of:=[.I111]/[.H110]+[.H111]/[.H110]^2*[.I110]" office:value-type="float" office:value="0.0799465554217511" calcext:value-type="float">
            <text:p>0.0799465554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N111]/[.N110]" office:value-type="float" office:value="1.72289156626506" calcext:value-type="float">
            <text:p>1.7228915663</text:p>
          </table:table-cell>
          <table:table-cell table:style-name="ce1" table:formula="of:=[.O111]/[.N110]+[.N111]/[.N110]^2*[.O110]" office:value-type="float" office:value="0.227609232109159" calcext:value-type="float">
            <text:p>0.2276092321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table:style-name="ce31" office:value-type="string" calcext:value-type="string">
            <text:p>Rácios coerentes dentro do erro para a Msat estimada. Há que notar no entanto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que esta Msat é bastante discrepante dos valores fornecidos pelos docentes, o que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pode indicar tanto um comportamento mais exótico do Msat quando se juntam duas camadas FM, ou que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o valor de Ku utilizado não é o adequado.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Conclui-se assim que para uma análise precisa, seria necessária a medição de Msat e Ku para as amostras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analisadas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1">
          <table:table-cell table:number-columns-repeated="18"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00:02:22.412393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1:13:44.417191804</meta:creation-date>
    <meta:editing-duration>PT2H24M41S</meta:editing-duration>
    <meta:editing-cycles>16</meta:editing-cycles>
    <meta:generator>LibreOffice/4.2.8.2$Linux_X86_64 LibreOffice_project/420m0$Build-2</meta:generator>
    <dc:date>2016-05-12T00:12:20.467900299</dc:date>
    <meta:document-statistic meta:table-count="1" meta:cell-count="693" meta:object-count="0"/>
  </office:meta>
</office:document-meta>
</file>